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color="#ce181e"/>
    </style:style>
    <style:style style:name="ce11" style:family="table-cell" style:parent-style-name="Default">
      <style:table-cell-properties fo:background-color="#ffff66"/>
    </style:style>
    <style:style style:name="ce10" style:family="table-cell" style:parent-style-name="Default">
      <style:text-properties style:use-window-font-color="true"/>
    </style:style>
    <style:style style:name="ce14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 style:data-style-name="N1">
      <style:table-cell-properties fo:background-color="#808080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 style:data-style-name="N1">
      <style:table-cell-properties fo:background-color="#adc5e7"/>
    </style:style>
    <style:style style:name="ce26" style:family="table-cell" style:parent-style-name="Default">
      <style:text-properties fo:color="#ff0000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 style:data-style-name="N1">
      <style:table-cell-properties fo:background-color="#666666"/>
    </style:style>
  </office:automatic-styles>
  <office:body>
    <office:spreadsheet>
      <table:calculation-settings table:automatic-find-labels="false"/>
      <table:table table:name="Tit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4" office:value-type="string" calcext:value-type="string" table:number-columns-spanned="4" table:number-rows-spanned="1">
            <text:p>Error Recovery Quality</text:p>
          </table:table-cell>
          <table:covered-table-cell table:style-name="ce4"/>
          <table:covered-table-cell table:number-columns-repeated="2" table:style-name="ce11"/>
          <table:table-cell office:value-type="string" calcext:value-type="string">
            <text:p>Analysi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office:value-type="string" calcext:value-type="string">
            <text:p>Upath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Assign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Assign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gn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Var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MissingType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castMissingTyp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nRecordFiel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2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3</text:p>
          </table:table-cell>
          <table:table-cell office:value-type="string" calcext:value-type="string">
            <text:p>good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Local04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2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Block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1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2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3F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Assign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2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3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lse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2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FieldList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FieldLis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Repeat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imple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tat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Stat02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Dec01</text:p>
          </table:table-cell>
          <table:table-cell table:number-columns-repeated="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VarD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While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rgsExpSuf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arPList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ColonExpSuf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Dot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Record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emicolon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racketExpSu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Init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enTypelist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arFuncArgs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PLis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Simple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LParImpor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lse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f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Decl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Func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list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cordFiel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turnTypes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Test related to a missing label (typeReturnTyp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tilRepeat01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none</text:p>
          </table:table-cell>
          <table:table-cell office:value-type="string" calcext:value-type="string">
            <text:p>Hard: got none because label ‘endFunc’ is missing</text:p>
          </table:table-cell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3"/>
          <table:table-cell/>
          <table:table-cell table:style-name="ce15" office:value-type="string" calcext:value-type="string">
            <text:p>Hard</text:p>
          </table:table-cell>
          <table:table-cell table:style-name="ce15" table:number-columns-repeated="2"/>
          <table:table-cell/>
          <table:table-cell table:style-name="ce21" office:value-type="string" calcext:value-type="string">
            <text:p>AltSeq</text:p>
          </table:table-cell>
          <table:table-cell table:style-name="ce21" table:number-columns-repeated="2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%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76];&quot;excellent&quot;)" office:value-type="float" office:value="60" calcext:value-type="float">
            <text:p>60</text:p>
          </table:table-cell>
          <table:table-cell table:style-name="ce3"/>
          <table:table-cell table:style-name="ce14" table:formula="of:=[.B82]/[.B86]*100" office:value-type="float" office:value="81.0810810810811" calcext:value-type="float">
            <text:p>81</text:p>
          </table:table-cell>
          <table:table-cell/>
          <table:table-cell table:style-name="ce15" office:value-type="string" calcext:value-type="string">
            <text:p>excellent</text:p>
          </table:table-cell>
          <table:table-cell table:style-name="ce15" table:formula="of:=COUNTIF([.D3:.D76];&quot;excellent&quot;)" office:value-type="float" office:value="32" calcext:value-type="float">
            <text:p>32</text:p>
          </table:table-cell>
          <table:table-cell table:style-name="ce16" table:formula="of:=[.G82]/[.G86]*100" office:value-type="float" office:value="43.2432432432432" calcext:value-type="float">
            <text:p>43</text:p>
          </table:table-cell>
          <table:table-cell/>
          <table:table-cell table:style-name="ce21" office:value-type="string" calcext:value-type="string">
            <text:p>excellent</text:p>
          </table:table-cell>
          <table:table-cell table:style-name="ce21" table:formula="of:=COUNTIF([.E3:.E76];&quot;excellent&quot;)" office:value-type="float" office:value="37" calcext:value-type="float">
            <text:p>37</text:p>
          </table:table-cell>
          <table:table-cell table:style-name="ce22" table:formula="of:=[.K82]/[.K86]*100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76];&quot;good&quot;)" office:value-type="float" office:value="2" calcext:value-type="float">
            <text:p>2</text:p>
          </table:table-cell>
          <table:table-cell table:style-name="ce3"/>
          <table:table-cell table:style-name="ce14" table:formula="of:=[.B83]/[.B86]*100" office:value-type="float" office:value="2.7027027027027" calcext:value-type="float">
            <text:p>3</text:p>
          </table:table-cell>
          <table:table-cell/>
          <table:table-cell table:style-name="ce15" office:value-type="string" calcext:value-type="string">
            <text:p>good</text:p>
          </table:table-cell>
          <table:table-cell table:style-name="ce15" table:formula="of:=COUNTIF([.D3:.D76];&quot;good&quot;)" office:value-type="float" office:value="3" calcext:value-type="float">
            <text:p>3</text:p>
          </table:table-cell>
          <table:table-cell table:style-name="ce16" table:formula="of:=[.G83]/[.G86]*100" office:value-type="float" office:value="4.05405405405405" calcext:value-type="float">
            <text:p>4</text:p>
          </table:table-cell>
          <table:table-cell/>
          <table:table-cell table:style-name="ce21" office:value-type="string" calcext:value-type="string">
            <text:p>good</text:p>
          </table:table-cell>
          <table:table-cell table:style-name="ce21" table:formula="of:=COUNTIF([.E3:.E76];&quot;good&quot;)" office:value-type="float" office:value="7" calcext:value-type="float">
            <text:p>7</text:p>
          </table:table-cell>
          <table:table-cell table:style-name="ce22" table:formula="of:=[.K83]/[.K86]*100" office:value-type="float" office:value="9.45945945945946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76];&quot;poor&quot;)" office:value-type="float" office:value="11" calcext:value-type="float">
            <text:p>11</text:p>
          </table:table-cell>
          <table:table-cell table:style-name="ce3"/>
          <table:table-cell table:style-name="ce14" table:formula="of:=[.B84]/[.B86]*100" office:value-type="float" office:value="14.8648648648649" calcext:value-type="float">
            <text:p>15</text:p>
          </table:table-cell>
          <table:table-cell/>
          <table:table-cell table:style-name="ce15" office:value-type="string" calcext:value-type="string">
            <text:p>poor</text:p>
          </table:table-cell>
          <table:table-cell table:style-name="ce15" table:formula="of:=COUNTIF([.D3:.D776];&quot;poor&quot;)" office:value-type="float" office:value="0" calcext:value-type="float">
            <text:p>0</text:p>
          </table:table-cell>
          <table:table-cell table:style-name="ce16" table:formula="of:=[.G84]/[.G86]*10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poor</text:p>
          </table:table-cell>
          <table:table-cell table:style-name="ce21" table:formula="of:=COUNTIF([.E3:.E776];&quot;poor&quot;)" office:value-type="float" office:value="3" calcext:value-type="float">
            <text:p>3</text:p>
          </table:table-cell>
          <table:table-cell table:style-name="ce22" table:formula="of:=[.K84]/[.K86]*100" office:value-type="float" office:value="4.05405405405405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76];&quot;none&quot;)" office:value-type="float" office:value="1" calcext:value-type="float">
            <text:p>1</text:p>
          </table:table-cell>
          <table:table-cell table:style-name="ce3"/>
          <table:table-cell table:style-name="ce14" table:formula="of:=[.B85]/[.B86]*100" office:value-type="float" office:value="1.35135135135135" calcext:value-type="float">
            <text:p>1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5" table:formula="of:=COUNTIF([.D3:.D76];&quot;none&quot;)" office:value-type="float" office:value="39" calcext:value-type="float">
            <text:p>39</text:p>
          </table:table-cell>
          <table:table-cell table:style-name="ce16" table:formula="of:=[.G85]/[.G86]*100" office:value-type="float" office:value="52.7027027027027" calcext:value-type="float">
            <text:p>53</text:p>
          </table:table-cell>
          <table:table-cell/>
          <table:table-cell table:style-name="ce21" office:value-type="string" calcext:value-type="string">
            <text:p>none</text:p>
          </table:table-cell>
          <table:table-cell table:style-name="ce21" table:formula="of:=COUNTIF([.E3:.E76];&quot;none&quot;)" office:value-type="float" office:value="27" calcext:value-type="float">
            <text:p>27</text:p>
          </table:table-cell>
          <table:table-cell table:style-name="ce22" table:formula="of:=[.K85]/[.K86]*100" office:value-type="float" office:value="36.4864864864865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82:.B85])" office:value-type="float" office:value="74" calcext:value-type="float">
            <text:p>74</text:p>
          </table:table-cell>
          <table:table-cell table:style-name="ce3"/>
          <table:table-cell table:style-name="ce14" table:formula="of:=[.B86]/[.B86]*100"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G82:.G85])" office:value-type="float" office:value="74" calcext:value-type="float">
            <text:p>74</text:p>
          </table:table-cell>
          <table:table-cell table:style-name="ce16" table:formula="of:=[.G86]/[.G86]*100" office:value-type="float" office:value="100" calcext:value-type="float">
            <text:p>100</text:p>
          </table:table-cell>
          <table:table-cell/>
          <table:table-cell table:style-name="ce21" office:value-type="string" calcext:value-type="string">
            <text:p>Total</text:p>
          </table:table-cell>
          <table:table-cell table:style-name="ce21" table:formula="of:=SUM([.K82:.K85])" office:value-type="float" office:value="74" calcext:value-type="float">
            <text:p>74</text:p>
          </table:table-cell>
          <table:table-cell table:style-name="ce22" table:formula="of:=[.K86]/[.K86]*100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Upath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76];&quot;excellent&quot;)" office:value-type="float" office:value="37" calcext:value-type="float">
            <text:p>37</text:p>
          </table:table-cell>
          <table:table-cell table:style-name="ce3"/>
          <table:table-cell table:style-name="ce14" table:formula="of:=[.B91]/[.B95]*1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76];&quot;good&quot;)" office:value-type="float" office:value="7" calcext:value-type="float">
            <text:p>7</text:p>
          </table:table-cell>
          <table:table-cell table:style-name="ce3"/>
          <table:table-cell table:style-name="ce14" table:formula="of:=[.B92]/[.B95]*100" office:value-type="float" office:value="9.45945945945946" calcext:value-type="float">
            <text:p>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76];&quot;poor&quot;)" office:value-type="float" office:value="19" calcext:value-type="float">
            <text:p>19</text:p>
          </table:table-cell>
          <table:table-cell table:style-name="ce3"/>
          <table:table-cell table:style-name="ce14" table:formula="of:=[.B93]/[.B95]*100" office:value-type="float" office:value="25.6756756756757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76];&quot;none&quot;)" office:value-type="float" office:value="11" calcext:value-type="float">
            <text:p>11</text:p>
          </table:table-cell>
          <table:table-cell table:style-name="ce3"/>
          <table:table-cell table:style-name="ce14" table:formula="of:=[.B94]/[.B95]*100" office:value-type="float" office:value="14.8648648648649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91:.B94])" office:value-type="float" office:value="74" calcext:value-type="float">
            <text:p>74</text:p>
          </table:table-cell>
          <table:table-cell table:style-name="ce3"/>
          <table:table-cell table:style-name="ce14" table:formula="of:=[.B95]/[.B95]*100" office:value-type="float" office:value="100" calcext:value-type="float">
            <text:p>100</text:p>
          </table:table-cell>
          <table:table-cell table:number-columns-repeated="8"/>
        </table:table-row>
      </table:table>
      <table:table table:name="C89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ce6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4" office:value-type="string" calcext:value-type="string" table:number-columns-spanned="5" table:number-rows-spanned="1">
            <text:p>Error Recovery Quality</text:p>
          </table:table-cell>
          <table:covered-table-cell table:number-columns-repeated="2" table:style-name="ce11"/>
          <table:covered-table-cell table:number-columns-repeated="2"/>
          <table:table-cell office:value-type="string" calcext:value-type="string">
            <text:p>Analysis</text:p>
          </table:table-cell>
        </table:table-row>
        <table:table-row table:style-name="ro1">
          <table:covered-table-cell/>
          <table:table-cell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UpathDeep</text:p>
          </table:table-cell>
          <table:table-cell office:value-type="string" calcext:value-type="string">
            <text:p>UpathPrefLast</text:p>
          </table:table-cell>
          <table:table-cell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</table:table-row>
        <table:table-row table:style-name="ro1">
          <table:table-cell office:value-type="string" calcext:value-type="string">
            <text:p>braces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rack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I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Switch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Whil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While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colon)</text:p>
          </table:table-cell>
        </table:table-row>
        <table:table-row table:style-name="ro1">
          <table:table-cell office:value-type="string" calcext:value-type="string">
            <text:p>declAfte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ndComment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Comma)</text:p>
          </table:table-cell>
        </table:table-row>
        <table:table-row table:style-name="ro1">
          <table:table-cell office:value-type="string" calcext:value-type="string">
            <text:p>exprAn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xp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table:style-name="ce10" office:value-type="string" calcext:value-type="string">
            <text:p>UpathDeep perde um token a mais do que o Regular</text:p>
          </table:table-cell>
        </table:table-row>
        <table:table-row table:style-name="ro1">
          <table:table-cell office:value-type="string" calcext:value-type="string">
            <text:p>exprExc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Inc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LogAn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LogO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2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3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Decl01</text:p>
          </table:table-cell>
          <table:table-cell table:style-name="ce6"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xternal_decl (invaliddecl)</text:p>
          </table:table-cell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</text:p>
          </table:table-cell>
        </table:table-row>
        <table:table-row table:style-name="ro1">
          <table:table-cell office:value-type="string" calcext:value-type="string">
            <text:p>invalidExpr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6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7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8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09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10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perdeu toda a informação do método main.</text:p>
          </table:table-cell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1)</text:p>
          </table:table-cell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2)</text:p>
          </table:table-cell>
        </table:table-row>
        <table:table-row table:style-name="ro1">
          <table:table-cell office:value-type="string" calcext:value-type="string">
            <text:p>invalidExprI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Unary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Sizeof01</text:p>
          </table:table-cell>
          <table:table-cell table:number-columns-repeated="2" office:value-type="string" calcext:value-type="string">
            <text:p>excellent</text:p>
          </table:table-cell>
          <table:table-cell table:style-name="ce10"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multBrack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)</text:p>
          </table:table-cell>
        </table:table-row>
        <table:table-row table:style-name="ro1">
          <table:table-cell office:value-type="string" calcext:value-type="string">
            <text:p>multExpr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. In Manual annotation, lost all assignment (second field of enum declaration).</text:p>
          </table:table-cell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Semicolon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não sincroniza.</text:p>
          </table:table-cell>
        </table:table-row>
        <table:table-row table:style-name="ro1">
          <table:table-cell office:value-type="string" calcext:value-type="string">
            <text:p>multStat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struct_decl (semicolon)</text:p>
          </table:table-cell>
        </table:table-row>
        <table:table-row table:style-name="ro1">
          <table:table-cell office:value-type="string" calcext:value-type="string">
            <text:p>semicolon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q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10" office:value-type="string" calcext:value-type="string">
            <text:p>excellent</text:p>
          </table:table-cell>
          <table:table-cell office:value-type="string" calcext:value-type="string">
            <text:p>Test related to a missing label in rule stat, alternative if-else (stat)</text:p>
          </table:table-cell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tatCas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Defaul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while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26" office:value-type="string" calcext:value-type="string">
            <text:p>none</text:p>
          </table:table-cell>
          <table:table-cell office:value-type="string" calcext:value-type="string">
            <text:p>Test related to a missing label in rule type_spec (zeroDecl)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6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 table:style-name="Default"/>
          <table:table-cell table:style-name="ce17" office:value-type="string" calcext:value-type="string">
            <text:p>Hard</text:p>
          </table:table-cell>
          <table:table-cell table:style-name="ce17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17" table:number-columns-repeated="2"/>
          <table:table-cell table:style-name="ce17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62];&quot;excellent&quot;)" office:value-type="float" office:value="40" calcext:value-type="float">
            <text:p>40</text:p>
          </table:table-cell>
          <table:table-cell table:style-name="ce14" table:formula="of:=[.B68]/[.B72]*100" office:value-type="float" office:value="66.6666666666667" calcext:value-type="float">
            <text:p>67</text:p>
          </table:table-cell>
          <table:table-cell table:style-name="Default"/>
          <table:table-cell table:style-name="ce17" office:value-type="string" calcext:value-type="string">
            <text:p>excellent</text:p>
          </table:table-cell>
          <table:table-cell table:style-name="ce17" table:formula="of:=COUNTIF([.D3:.D62];&quot;excellent&quot;)" office:value-type="float" office:value="12" calcext:value-type="float">
            <text:p>12</text:p>
          </table:table-cell>
          <table:table-cell table:style-name="ce18" table:formula="of:=[.F68]/[.F72]*100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62];&quot;good&quot;)" office:value-type="float" office:value="3" calcext:value-type="float">
            <text:p>3</text:p>
          </table:table-cell>
          <table:table-cell table:style-name="ce14" table:formula="of:=[.B69]/[.B72]*100" office:value-type="float" office:value="5" calcext:value-type="float">
            <text:p>5</text:p>
          </table:table-cell>
          <table:table-cell table:style-name="Default"/>
          <table:table-cell table:style-name="ce17" office:value-type="string" calcext:value-type="string">
            <text:p>good</text:p>
          </table:table-cell>
          <table:table-cell table:style-name="ce17" table:formula="of:=COUNTIF([.D3:.D62];&quot;good&quot;)" office:value-type="float" office:value="1" calcext:value-type="float">
            <text:p>1</text:p>
          </table:table-cell>
          <table:table-cell table:style-name="ce18" table:formula="of:=[.F69]/[.F72]*100" office:value-type="float" office:value="1.66666666666667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62];&quot;poor&quot;)" office:value-type="float" office:value="16" calcext:value-type="float">
            <text:p>16</text:p>
          </table:table-cell>
          <table:table-cell table:style-name="ce14" table:formula="of:=[.B70]/[.B72]*100" office:value-type="float" office:value="26.6666666666667" calcext:value-type="float">
            <text:p>27</text:p>
          </table:table-cell>
          <table:table-cell table:style-name="Default"/>
          <table:table-cell table:style-name="ce17" office:value-type="string" calcext:value-type="string">
            <text:p>poor</text:p>
          </table:table-cell>
          <table:table-cell table:style-name="ce17" table:formula="of:=COUNTIF([.D3:.D62];&quot;poor&quot;)" office:value-type="float" office:value="0" calcext:value-type="float">
            <text:p>0</text:p>
          </table:table-cell>
          <table:table-cell table:style-name="ce18" table:formula="of:=[.F70]/[.F72]*10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62];&quot;none&quot;)" office:value-type="float" office:value="1" calcext:value-type="float">
            <text:p>1</text:p>
          </table:table-cell>
          <table:table-cell table:style-name="ce14" table:formula="of:=[.B71]/[.B72]*100" office:value-type="float" office:value="1.66666666666667" calcext:value-type="float">
            <text:p>2</text:p>
          </table:table-cell>
          <table:table-cell table:style-name="Default"/>
          <table:table-cell table:style-name="ce17" office:value-type="string" calcext:value-type="string">
            <text:p>none</text:p>
          </table:table-cell>
          <table:table-cell table:style-name="ce17" table:formula="of:=COUNTIF([.D3:.D62];&quot;none&quot;)" office:value-type="float" office:value="47" calcext:value-type="float">
            <text:p>47</text:p>
          </table:table-cell>
          <table:table-cell table:style-name="ce18" table:formula="of:=[.F71]/[.F72]*100" office:value-type="float" office:value="78.3333333333333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68:.B71])" office:value-type="float" office:value="60" calcext:value-type="float">
            <text:p>60</text:p>
          </table:table-cell>
          <table:table-cell table:style-name="ce14" table:formula="of:=[.B72]/[.B72]*100" office:value-type="float" office:value="100" calcext:value-type="float">
            <text:p>100</text:p>
          </table:table-cell>
          <table:table-cell table:style-name="Default"/>
          <table:table-cell table:style-name="ce17" office:value-type="string" calcext:value-type="string">
            <text:p>Total</text:p>
          </table:table-cell>
          <table:table-cell table:style-name="ce17" table:formula="of:=SUM([.F68:.F71])" office:value-type="float" office:value="60" calcext:value-type="float">
            <text:p>60</text:p>
          </table:table-cell>
          <table:table-cell table:style-name="ce18" table:formula="of:=[.F72]/[.F72]*100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6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pathDeep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Manual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E3:.E62];&quot;excellent&quot;)" office:value-type="float" office:value="26" calcext:value-type="float">
            <text:p>26</text:p>
          </table:table-cell>
          <table:table-cell table:style-name="ce14" table:formula="of:=[.B76]/[.B80]*100" office:value-type="float" office:value="43.3333333333333" calcext:value-type="float">
            <text:p>43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B3:.B62];&quot;excellent&quot;)" office:value-type="float" office:value="52" calcext:value-type="float">
            <text:p>52</text:p>
          </table:table-cell>
          <table:table-cell table:style-name="ce14" table:formula="of:=[.F76]/[.F80]*100" office:value-type="float" office:value="86.6666666666667" calcext:value-type="float">
            <text:p>87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E3:.E62];&quot;good&quot;)" office:value-type="float" office:value="1" calcext:value-type="float">
            <text:p>1</text:p>
          </table:table-cell>
          <table:table-cell table:style-name="ce14" table:formula="of:=[.B77]/[.B80]*100" office:value-type="float" office:value="1.66666666666667" calcext:value-type="float">
            <text:p>2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B3:.B62];&quot;good&quot;)" office:value-type="float" office:value="4" calcext:value-type="float">
            <text:p>4</text:p>
          </table:table-cell>
          <table:table-cell table:style-name="ce14" table:formula="of:=[.F77]/[.F80]*100" office:value-type="float" office:value="6.6666666666666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E3:.E62];&quot;poor&quot;)" office:value-type="float" office:value="2" calcext:value-type="float">
            <text:p>2</text:p>
          </table:table-cell>
          <table:table-cell table:style-name="ce14" table:formula="of:=[.B78]/[.B80]*100" office:value-type="float" office:value="3.33333333333333" calcext:value-type="float">
            <text:p>3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B3:.B62];&quot;poor&quot;)" office:value-type="float" office:value="3" calcext:value-type="float">
            <text:p>3</text:p>
          </table:table-cell>
          <table:table-cell table:style-name="ce14" table:formula="of:=[.F78]/[.F80]*100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E3:.E62];&quot;none&quot;)" office:value-type="float" office:value="31" calcext:value-type="float">
            <text:p>31</text:p>
          </table:table-cell>
          <table:table-cell table:style-name="ce14" table:formula="of:=[.B79]/[.B80]*100" office:value-type="float" office:value="51.6666666666667" calcext:value-type="float">
            <text:p>52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B3:.B62];&quot;none&quot;)" office:value-type="float" office:value="1" calcext:value-type="float">
            <text:p>1</text:p>
          </table:table-cell>
          <table:table-cell table:style-name="ce14" table:formula="of:=[.F79]/[.F80]*100" office:value-type="float" office:value="1.66666666666667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76:.B79])" office:value-type="float" office:value="60" calcext:value-type="float">
            <text:p>60</text:p>
          </table:table-cell>
          <table:table-cell table:style-name="ce14" table:formula="of:=[.B80]/[.B80]*100" office:value-type="float" office:value="100" calcext:value-type="float">
            <text:p>1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76:.F79])" office:value-type="float" office:value="60" calcext:value-type="float">
            <text:p>60</text:p>
          </table:table-cell>
          <table:table-cell table:style-name="ce14" table:formula="of:=[.F80]/[.F80]*100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pathPrefLast</text:p>
          </table:table-cell>
          <table:table-cell table:style-name="ce3"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F3:.F62];&quot;excellent&quot;)" office:value-type="float" office:value="33" calcext:value-type="float">
            <text:p>33</text:p>
          </table:table-cell>
          <table:table-cell table:style-name="ce14" table:formula="of:=[.B85]/[.B89]*100" office:value-type="float" office:value="55" calcext:value-type="float">
            <text:p>5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F3:.F62];&quot;good&quot;)" office:value-type="float" office:value="2" calcext:value-type="float">
            <text:p>2</text:p>
          </table:table-cell>
          <table:table-cell table:style-name="ce14" table:formula="of:=[.B86]/[.B89]*100" office:value-type="float" office:value="3.3333333333333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F3:.F62];&quot;poor&quot;)" office:value-type="float" office:value="2" calcext:value-type="float">
            <text:p>2</text:p>
          </table:table-cell>
          <table:table-cell table:style-name="ce14" table:formula="of:=[.B87]/[.B89]*100" office:value-type="float" office:value="3.3333333333333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F3:.F62];&quot;none&quot;)" office:value-type="float" office:value="23" calcext:value-type="float">
            <text:p>23</text:p>
          </table:table-cell>
          <table:table-cell table:style-name="ce14" table:formula="of:=[.B88]/[.B89]*100" office:value-type="float" office:value="38.3333333333333" calcext:value-type="float">
            <text:p>3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85:.B88])" office:value-type="float" office:value="60" calcext:value-type="float">
            <text:p>60</text:p>
          </table:table-cell>
          <table:table-cell table:style-name="ce14" table:formula="of:=[.B89]/[.B89]*100" office:value-type="float" office:value="100" calcext:value-type="float">
            <text:p>1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6:58:56.0149538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8-15T17:23:24.310545757</dc:date>
    <meta:editing-duration>P3DT16H49M34S</meta:editing-duration>
    <meta:editing-cycles>88</meta:editing-cycles>
    <meta:generator>LibreOffice/6.1.4.2$Linux_X86_64 LibreOffice_project/9d0f32d1f0b509096fd65e0d4bec26ddd1938fd3</meta:generator>
    <meta:document-statistic meta:table-count="2" meta:cell-count="929" meta:object-count="0"/>
  </office:meta>
</office:document-meta>
</file>